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3000001F7DAA8F351732AB4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931cm" svg:x="1.007cm" svg:y="3.626cm">
          <draw:image xlink:href="Pictures/10000001000002E3000001F7DAA8F351732AB4D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4.6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21:03:26.559961482</meta:creation-date>
    <dc:date>2023-02-06T21:05:33.128925076</dc:date>
    <meta:editing-duration>PT2M7S</meta:editing-duration>
    <meta:editing-cycles>1</meta:editing-cycles>
    <meta:document-statistic meta:object-count="1"/>
    <meta:generator>LibreOffice/7.3.7.2$Linux_X86_64 LibreOffice_project/30$Build-2</meta:generator>
  </office:meta>
</office:document-meta>
</file>